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64x64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2.296364" calcext:value-type="float">
            <text:p>2.296364</text:p>
          </table:table-cell>
          <table:table-cell table:formula="of:=[.A2]-[.$D$2]" office:value-type="float" office:value="0.3427987" calcext:value-type="float">
            <text:p>0.3427987</text:p>
          </table:table-cell>
          <table:table-cell table:formula="of:=POWER([.B2]; 2)" office:value-type="float" office:value="0.11751094872169" calcext:value-type="float">
            <text:p>0.11751094872169</text:p>
          </table:table-cell>
          <table:table-cell table:formula="of:=AVERAGE([.A2:.A21])" office:value-type="float" office:value="1.9535653" calcext:value-type="float">
            <text:p>1.9535653</text:p>
          </table:table-cell>
          <table:table-cell table:formula="of:=MAX([.A2:.A21])" office:value-type="float" office:value="2.700299" calcext:value-type="float">
            <text:p>2.700299</text:p>
          </table:table-cell>
          <table:table-cell table:formula="of:=MIN([.A2:.A21])" office:value-type="float" office:value="1.305104" calcext:value-type="float">
            <text:p>1.305104</text:p>
          </table:table-cell>
          <table:table-cell table:formula="of:=SQRT((1/20)*SUM([.C2:.C21]))" office:value-type="float" office:value="0.382291036634277" calcext:value-type="float">
            <text:p>0.382291036634277</text:p>
          </table:table-cell>
        </table:table-row>
        <table:table-row table:style-name="ro1">
          <table:table-cell office:value-type="float" office:value="2.700299" calcext:value-type="float">
            <text:p>2.700299</text:p>
          </table:table-cell>
          <table:table-cell table:formula="of:=[.A3]-[.$D$2]" office:value-type="float" office:value="0.746733700000001" calcext:value-type="float">
            <text:p>0.746733700000001</text:p>
          </table:table-cell>
          <table:table-cell table:formula="of:=POWER([.B3]; 2)" office:value-type="float" office:value="0.557611218715691" calcext:value-type="float">
            <text:p>0.557611218715691</text:p>
          </table:table-cell>
          <table:table-cell table:number-columns-repeated="4"/>
        </table:table-row>
        <table:table-row table:style-name="ro1">
          <table:table-cell office:value-type="float" office:value="1.305104" calcext:value-type="float">
            <text:p>1.305104</text:p>
          </table:table-cell>
          <table:table-cell table:formula="of:=[.A4]-[.$D$2]" office:value-type="float" office:value="-0.6484613" calcext:value-type="float">
            <text:p>-0.6484613</text:p>
          </table:table-cell>
          <table:table-cell table:formula="of:=POWER([.B4]; 2)" office:value-type="float" office:value="0.42050205759769" calcext:value-type="float">
            <text:p>0.42050205759769</text:p>
          </table:table-cell>
          <table:table-cell table:number-columns-repeated="4"/>
        </table:table-row>
        <table:table-row table:style-name="ro1">
          <table:table-cell office:value-type="float" office:value="2.073831" calcext:value-type="float">
            <text:p>2.073831</text:p>
          </table:table-cell>
          <table:table-cell table:formula="of:=[.A5]-[.$D$2]" office:value-type="float" office:value="0.1202657" calcext:value-type="float">
            <text:p>0.1202657</text:p>
          </table:table-cell>
          <table:table-cell table:formula="of:=POWER([.B5]; 2)" office:value-type="float" office:value="0.0144638385964901" calcext:value-type="float">
            <text:p>0.01446383859649</text:p>
          </table:table-cell>
          <table:table-cell table:number-columns-repeated="4"/>
        </table:table-row>
        <table:table-row table:style-name="ro1">
          <table:table-cell office:value-type="float" office:value="2.152399" calcext:value-type="float">
            <text:p>2.152399</text:p>
          </table:table-cell>
          <table:table-cell table:formula="of:=[.A6]-[.$D$2]" office:value-type="float" office:value="0.1988337" calcext:value-type="float">
            <text:p>0.1988337</text:p>
          </table:table-cell>
          <table:table-cell table:formula="of:=POWER([.B6]; 2)" office:value-type="float" office:value="0.0395348402556901" calcext:value-type="float">
            <text:p>0.03953484025569</text:p>
          </table:table-cell>
          <table:table-cell table:number-columns-repeated="4"/>
        </table:table-row>
        <table:table-row table:style-name="ro1">
          <table:table-cell office:value-type="float" office:value="2.392486" calcext:value-type="float">
            <text:p>2.392486</text:p>
          </table:table-cell>
          <table:table-cell table:formula="of:=[.A7]-[.$D$2]" office:value-type="float" office:value="0.4389207" calcext:value-type="float">
            <text:p>0.4389207</text:p>
          </table:table-cell>
          <table:table-cell table:formula="of:=POWER([.B7]; 2)" office:value-type="float" office:value="0.19265138088849" calcext:value-type="float">
            <text:p>0.19265138088849</text:p>
          </table:table-cell>
          <table:table-cell table:number-columns-repeated="4"/>
        </table:table-row>
        <table:table-row table:style-name="ro1">
          <table:table-cell office:value-type="float" office:value="2.517912" calcext:value-type="float">
            <text:p>2.517912</text:p>
          </table:table-cell>
          <table:table-cell table:formula="of:=[.A8]-[.$D$2]" office:value-type="float" office:value="0.5643467" calcext:value-type="float">
            <text:p>0.5643467</text:p>
          </table:table-cell>
          <table:table-cell table:formula="of:=POWER([.B8]; 2)" office:value-type="float" office:value="0.31848719780089" calcext:value-type="float">
            <text:p>0.31848719780089</text:p>
          </table:table-cell>
          <table:table-cell table:number-columns-repeated="4"/>
        </table:table-row>
        <table:table-row table:style-name="ro1">
          <table:table-cell office:value-type="float" office:value="2.011724" calcext:value-type="float">
            <text:p>2.011724</text:p>
          </table:table-cell>
          <table:table-cell table:formula="of:=[.A9]-[.$D$2]" office:value-type="float" office:value="0.0581587000000003" calcext:value-type="float">
            <text:p>0.0581587</text:p>
          </table:table-cell>
          <table:table-cell table:formula="of:=POWER([.B9]; 2)" office:value-type="float" office:value="0.00338243438569004" calcext:value-type="float">
            <text:p>0.00338243438569</text:p>
          </table:table-cell>
          <table:table-cell table:number-columns-repeated="4"/>
        </table:table-row>
        <table:table-row table:style-name="ro1">
          <table:table-cell office:value-type="float" office:value="1.964705" calcext:value-type="float">
            <text:p>1.964705</text:p>
          </table:table-cell>
          <table:table-cell table:formula="of:=[.A10]-[.$D$2]" office:value-type="float" office:value="0.0111397000000002" calcext:value-type="float">
            <text:p>0.0111397</text:p>
          </table:table-cell>
          <table:table-cell table:formula="of:=POWER([.B10]; 2)" office:value-type="float" office:value="0.000124092916090004" calcext:value-type="float">
            <text:p>0.00012409291609</text:p>
          </table:table-cell>
          <table:table-cell table:number-columns-repeated="4"/>
        </table:table-row>
        <table:table-row table:style-name="ro1">
          <table:table-cell office:value-type="float" office:value="1.890113" calcext:value-type="float">
            <text:p>1.890113</text:p>
          </table:table-cell>
          <table:table-cell table:formula="of:=[.A11]-[.$D$2]" office:value-type="float" office:value="-0.0634522999999998" calcext:value-type="float">
            <text:p>-0.0634523</text:p>
          </table:table-cell>
          <table:table-cell table:formula="of:=POWER([.B11]; 2)" office:value-type="float" office:value="0.00402619437528997" calcext:value-type="float">
            <text:p>0.00402619437529</text:p>
          </table:table-cell>
          <table:table-cell table:number-columns-repeated="4"/>
        </table:table-row>
        <table:table-row table:style-name="ro1">
          <table:table-cell office:value-type="float" office:value="1.641571" calcext:value-type="float">
            <text:p>1.641571</text:p>
          </table:table-cell>
          <table:table-cell table:formula="of:=[.A12]-[.$D$2]" office:value-type="float" office:value="-0.3119943" calcext:value-type="float">
            <text:p>-0.3119943</text:p>
          </table:table-cell>
          <table:table-cell table:formula="of:=POWER([.B12]; 2)" office:value-type="float" office:value="0.0973404432324899" calcext:value-type="float">
            <text:p>0.09734044323249</text:p>
          </table:table-cell>
          <table:table-cell table:number-columns-repeated="4"/>
        </table:table-row>
        <table:table-row table:style-name="ro1">
          <table:table-cell office:value-type="float" office:value="2.192557" calcext:value-type="float">
            <text:p>2.192557</text:p>
          </table:table-cell>
          <table:table-cell table:formula="of:=[.A13]-[.$D$2]" office:value-type="float" office:value="0.2389917" calcext:value-type="float">
            <text:p>0.2389917</text:p>
          </table:table-cell>
          <table:table-cell table:formula="of:=POWER([.B13]; 2)" office:value-type="float" office:value="0.0571170326688901" calcext:value-type="float">
            <text:p>0.05711703266889</text:p>
          </table:table-cell>
          <table:table-cell table:number-columns-repeated="4"/>
        </table:table-row>
        <table:table-row table:style-name="ro1">
          <table:table-cell office:value-type="float" office:value="2.02056" calcext:value-type="float">
            <text:p>2.02056</text:p>
          </table:table-cell>
          <table:table-cell table:formula="of:=[.A14]-[.$D$2]" office:value-type="float" office:value="0.0669947000000004" calcext:value-type="float">
            <text:p>0.0669947</text:p>
          </table:table-cell>
          <table:table-cell table:formula="of:=POWER([.B14]; 2)" office:value-type="float" office:value="0.00448828982809005" calcext:value-type="float">
            <text:p>0.00448828982809</text:p>
          </table:table-cell>
          <table:table-cell table:number-columns-repeated="4"/>
        </table:table-row>
        <table:table-row table:style-name="ro1">
          <table:table-cell office:value-type="float" office:value="2.041871" calcext:value-type="float">
            <text:p>2.041871</text:p>
          </table:table-cell>
          <table:table-cell table:formula="of:=[.A15]-[.$D$2]" office:value-type="float" office:value="0.0883057000000003" calcext:value-type="float">
            <text:p>0.0883057</text:p>
          </table:table-cell>
          <table:table-cell table:formula="of:=POWER([.B15]; 2)" office:value-type="float" office:value="0.00779789665249005" calcext:value-type="float">
            <text:p>0.00779789665249</text:p>
          </table:table-cell>
          <table:table-cell table:number-columns-repeated="4"/>
        </table:table-row>
        <table:table-row table:style-name="ro1">
          <table:table-cell office:value-type="float" office:value="1.609011" calcext:value-type="float">
            <text:p>1.609011</text:p>
          </table:table-cell>
          <table:table-cell table:formula="of:=[.A16]-[.$D$2]" office:value-type="float" office:value="-0.3445543" calcext:value-type="float">
            <text:p>-0.3445543</text:p>
          </table:table-cell>
          <table:table-cell table:formula="of:=POWER([.B16]; 2)" office:value-type="float" office:value="0.11871766564849" calcext:value-type="float">
            <text:p>0.11871766564849</text:p>
          </table:table-cell>
          <table:table-cell table:number-columns-repeated="4"/>
        </table:table-row>
        <table:table-row table:style-name="ro1">
          <table:table-cell office:value-type="float" office:value="1.325001" calcext:value-type="float">
            <text:p>1.325001</text:p>
          </table:table-cell>
          <table:table-cell table:formula="of:=[.A17]-[.$D$2]" office:value-type="float" office:value="-0.6285643" calcext:value-type="float">
            <text:p>-0.6285643</text:p>
          </table:table-cell>
          <table:table-cell table:formula="of:=POWER([.B17]; 2)" office:value-type="float" office:value="0.39509307923449" calcext:value-type="float">
            <text:p>0.39509307923449</text:p>
          </table:table-cell>
          <table:table-cell table:number-columns-repeated="4"/>
        </table:table-row>
        <table:table-row table:style-name="ro1">
          <table:table-cell office:value-type="float" office:value="1.357152" calcext:value-type="float">
            <text:p>1.357152</text:p>
          </table:table-cell>
          <table:table-cell table:formula="of:=[.A18]-[.$D$2]" office:value-type="float" office:value="-0.5964133" calcext:value-type="float">
            <text:p>-0.5964133</text:p>
          </table:table-cell>
          <table:table-cell table:formula="of:=POWER([.B18]; 2)" office:value-type="float" office:value="0.35570882441689" calcext:value-type="float">
            <text:p>0.35570882441689</text:p>
          </table:table-cell>
          <table:table-cell table:number-columns-repeated="4"/>
        </table:table-row>
        <table:table-row table:style-name="ro1">
          <table:table-cell office:value-type="float" office:value="2.003489" calcext:value-type="float">
            <text:p>2.003489</text:p>
          </table:table-cell>
          <table:table-cell table:formula="of:=[.A19]-[.$D$2]" office:value-type="float" office:value="0.0499237000000004" calcext:value-type="float">
            <text:p>0.0499237</text:p>
          </table:table-cell>
          <table:table-cell table:formula="of:=POWER([.B19]; 2)" office:value-type="float" office:value="0.00249237582169003" calcext:value-type="float">
            <text:p>0.00249237582169</text:p>
          </table:table-cell>
          <table:table-cell table:number-columns-repeated="4"/>
        </table:table-row>
        <table:table-row table:style-name="ro1">
          <table:table-cell office:value-type="float" office:value="1.504051" calcext:value-type="float">
            <text:p>1.504051</text:p>
          </table:table-cell>
          <table:table-cell table:formula="of:=[.A20]-[.$D$2]" office:value-type="float" office:value="-0.4495143" calcext:value-type="float">
            <text:p>-0.4495143</text:p>
          </table:table-cell>
          <table:table-cell table:formula="of:=POWER([.B20]; 2)" office:value-type="float" office:value="0.20206310590449" calcext:value-type="float">
            <text:p>0.20206310590449</text:p>
          </table:table-cell>
          <table:table-cell table:number-columns-repeated="4"/>
        </table:table-row>
        <table:table-row table:style-name="ro1">
          <table:table-cell office:value-type="float" office:value="2.071106" calcext:value-type="float">
            <text:p>2.071106</text:p>
          </table:table-cell>
          <table:table-cell table:formula="of:=[.A21]-[.$D$2]" office:value-type="float" office:value="0.1175407" calcext:value-type="float">
            <text:p>0.1175407</text:p>
          </table:table-cell>
          <table:table-cell table:formula="of:=POWER([.B21]; 2)" office:value-type="float" office:value="0.01381581615649" calcext:value-type="float">
            <text:p>0.013815816156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6:08.964487771</dc:date>
    <meta:editing-duration>PT36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